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language="en" fo:country="US" officeooo:rsid="001db99f" officeooo:paragraph-rsid="001db99f"/>
    </style:style>
    <style:style style:name="P2" style:family="paragraph" style:parent-style-name="Text_20_body">
      <style:text-properties fo:language="en" fo:country="US" officeooo:rsid="001db99f" officeooo:paragraph-rsid="001db99f"/>
    </style:style>
    <style:style style:name="P3" style:family="paragraph" style:parent-style-name="Text_20_body">
      <style:text-properties fo:language="en" fo:country="US" officeooo:paragraph-rsid="001ee786"/>
    </style:style>
    <style:style style:name="P4" style:family="paragraph" style:parent-style-name="Text_20_body">
      <style:text-properties officeooo:paragraph-rsid="001ee786"/>
    </style:style>
    <style:style style:name="P5" style:family="paragraph" style:parent-style-name="Text_20_body">
      <style:text-properties officeooo:paragraph-rsid="00207232"/>
    </style:style>
    <style:style style:name="P6" style:family="paragraph" style:parent-style-name="Text_20_body">
      <style:text-properties fo:font-weight="normal" officeooo:rsid="00207232" officeooo:paragraph-rsid="00207232" style:font-weight-asian="normal" style:font-weight-complex="normal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itle">
      <style:text-properties fo:language="en" fo:country="US" officeooo:rsid="001db99f" officeooo:paragraph-rsid="001db99f"/>
    </style:style>
    <style:style style:name="P9" style:family="paragraph" style:parent-style-name="Heading_20_1">
      <style:text-properties officeooo:rsid="003f57bf" officeooo:paragraph-rsid="003f57bf"/>
    </style:style>
    <style:style style:name="P10" style:family="paragraph" style:parent-style-name="Heading_20_1">
      <style:paragraph-properties fo:break-before="page"/>
      <style:text-properties officeooo:rsid="003f57bf" officeooo:paragraph-rsid="003f57bf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3f57bf"/>
    </style:style>
    <style:style style:name="P13" style:family="paragraph" style:parent-style-name="Text_20_body" style:list-style-name="L1">
      <style:text-properties officeooo:rsid="00207232" officeooo:paragraph-rsid="00207232"/>
    </style:style>
    <style:style style:name="P14" style:family="paragraph" style:parent-style-name="Text_20_body">
      <style:text-properties fo:language="en" fo:country="US" officeooo:paragraph-rsid="003f57bf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officeooo:paragraph-rsid="001ee786"/>
    </style:style>
    <style:style style:name="P17" style:family="paragraph" style:parent-style-name="Text_20_body">
      <style:text-properties officeooo:paragraph-rsid="003f57bf"/>
    </style:style>
    <style:style style:name="P18" style:family="paragraph" style:parent-style-name="Text_20_body" style:master-page-name="">
      <style:paragraph-properties style:page-number="auto" fo:keep-with-next="always"/>
      <style:text-properties fo:language="en" fo:country="US" officeooo:paragraph-rsid="003f57b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7232" style:font-weight-asian="normal" style:font-weight-complex="normal"/>
    </style:style>
    <style:style style:name="T3" style:family="text">
      <style:text-properties fo:font-weight="normal" officeooo:rsid="003f57bf" style:font-weight-asian="normal" style:font-weight-complex="normal"/>
    </style:style>
    <style:style style:name="T4" style:family="text">
      <style:text-properties fo:font-weight="normal" officeooo:rsid="001ee786" style:font-weight-asian="normal" style:font-weight-complex="normal"/>
    </style:style>
    <style:style style:name="T5" style:family="text">
      <style:text-properties officeooo:rsid="001db99f"/>
    </style:style>
    <style:style style:name="T6" style:family="text">
      <style:text-properties fo:color="#000000" style:font-name="Consolas" fo:font-size="10pt" fo:language="en" fo:country="US" officeooo:rsid="001ee786" fo:background-color="#e8f2fe" loext:char-shading-value="0" style:font-size-asian="10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db99f"/>
    </style:style>
    <style:style style:name="T9" style:family="text">
      <style:text-properties fo:language="en" fo:country="US" fo:font-weight="bold" officeooo:rsid="001db99f" style:font-weight-asian="bold" style:font-weight-complex="bold"/>
    </style:style>
    <style:style style:name="T10" style:family="text">
      <style:text-properties fo:language="en" fo:country="US" officeooo:rsid="001ee786"/>
    </style:style>
    <style:style style:name="T11" style:family="text">
      <style:text-properties fo:language="en" fo:country="US" officeooo:rsid="00207232"/>
    </style:style>
    <style:style style:name="T12" style:family="text">
      <style:text-properties fo:language="en" fo:country="US" fo:font-weight="normal" officeooo:rsid="003a8846" style:font-weight-asian="normal" style:font-weight-complex="normal"/>
    </style:style>
    <style:style style:name="T13" style:family="text">
      <style:text-properties fo:language="en" fo:country="US" officeooo:rsid="003f57b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07232" style:font-weight-asian="bold" style:font-weight-complex="bold"/>
    </style:style>
    <style:style style:name="T16" style:family="text">
      <style:text-properties officeooo:rsid="001ee786"/>
    </style:style>
    <style:style style:name="T17" style:family="text">
      <style:text-properties officeooo:rsid="00207232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21689e"/>
    </style:style>
    <style:style style:name="T20" style:family="text">
      <style:text-properties officeooo:rsid="003608ea"/>
    </style:style>
    <style:style style:name="T21" style:family="text">
      <style:text-properties officeooo:rsid="003b63d9"/>
    </style:style>
    <style:style style:name="T22" style:family="text">
      <style:text-properties officeooo:rsid="003f57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8">LEGO 2 LeJOS EV3<text:line-break/><text:span text:style-name="T22">Gripp3r Robot</text:span></text:p>
      <text:p text:style-name="P2"/>
      <text:p text:style-name="P1"/>
      <text:p text:style-name="P2"/>
      <text:h text:style-name="P10" text:outline-level="1">Introduction</text:h>
      <text:p text:style-name="P5"><text:span text:style-name="T8">The </text:span><text:span text:style-name="T9">Gripp3r Robot</text:span><text:span text:style-name="T8"> is a standard example available in the LEGO Mindstorms Programming Environment (Home Edition). You can download this Programming Environment </text:span><text:span text:style-name="T10">at </text:span><text:a xlink:type="simple" xlink:href="https://www.lego.com/en-us/mindstorms/downloads/download-software" text:style-name="Internet_20_link" text:visited-style-name="Visited_20_Internet_20_Link">https://www.lego.com/en-us/mindstorms/downloads/download-software</text:a> (or one of the other language pages). <text:line-break/><text:span text:style-name="T17">You also can find the building instructions of the </text:span><text:span text:style-name="T8">Gripp3r Robot </text:span><text:span text:style-name="T11">at </text:span><text:a xlink:type="simple" xlink:href="https://www.lego.com/en-us/mindstorms/build-a-robot/gripp3r" text:style-name="Internet_20_link" text:visited-style-name="Visited_20_Internet_20_Link">https://www.lego.com/en-us/mindstorms/build-a-robot/gripp3r</text:a> (or one of the other language pages).</text:p>
      <text:p text:style-name="Text_20_body"><text:span text:style-name="T14">Note1:</text:span> The programs play sound sample files during movements of the gripper part of the robot. You can download them from:<text:line-break/><text:a xlink:type="simple" xlink:href="http://tastyspleen.net/~quake2/baseq2/sound/world/airhiss1.wav" text:style-name="Internet_20_link" text:visited-style-name="Visited_20_Internet_20_Link">http://tastyspleen.net/~quake2/baseq2/sound/world/airhiss1.wav</text:a> and <text:a xlink:type="simple" xlink:href="http://tastyspleen.net/~quake2/baseq2/sound/world/airhiss2.wav" text:style-name="Internet_20_link" text:visited-style-name="Visited_20_Internet_20_Link">http://tastyspleen.net/~quake2/baseq2/sound/world/airhiss2.wav</text:a></text:p>
      <text:p text:style-name="Text_20_body"><text:span text:style-name="T21">Please c</text:span>opy the<text:span text:style-name="T21">se</text:span> sound files (via SCP) to the directory <text:span text:style-name="T18">/home/lejos/lib</text:span> on EV3 Brick before running the program.</text:p>
      <text:p text:style-name="Text_20_body"><text:span text:style-name="T14">Note2:</text:span> The original Gripp3r mission 4 uses the touch sensor to close or open the gripper part of the robot. Instead <text:span text:style-name="T17">of the Touch Sensor </text:span>I use the top (beacon) button of the remote control to switch from the default move-around mode to the gripper movements: press the beacon button and then one of the upper buttons to <text:span text:style-name="T17">open or close</text:span> the gripper part.</text:p>
      <text:p text:style-name="Text_20_body"/>
      <text:h text:style-name="P9" text:outline-level="1">Dependencies</text:h>
      <text:p text:style-name="P3">The <text:span text:style-name="T22">Gripp3r Robot program uses the </text:span><text:a xlink:type="simple" xlink:href="https://github.com/robl0377/Lego2LeJosEv3" text:style-name="Internet_20_link" text:visited-style-name="Visited_20_Internet_20_Link">LEGO 2 LeJOS EV3 </text:a><text:a xlink:type="simple" xlink:href="https://github.com/robl0377/Lego2LeJosEv3" text:style-name="Internet_20_link" text:visited-style-name="Visited_20_Internet_20_Link"><text:span text:style-name="T5">L</text:span></text:a><text:a xlink:type="simple" xlink:href="https://github.com/robl0377/Lego2LeJosEv3" text:style-name="Internet_20_link" text:visited-style-name="Visited_20_Internet_20_Link">ibrary</text:a> <text:span text:style-name="T22">that offers Java Developers various classes whose methods are similar to use as the LEGO icon-based (LabView-based) Programming Blocks.</text:span></text:p>
      <text:p text:style-name="P4"><text:span text:style-name="T7">The LEGO 2 LeJOS EV3 </text:span><text:span text:style-name="T8">L</text:span><text:span text:style-name="T7">ibrary </text:span><text:span text:style-name="T10">depends on the </text:span><text:a xlink:type="simple" xlink:href="https://sourceforge.net/projects/ev3.lejos.p/" text:style-name="Internet_20_link" text:visited-style-name="Visited_20_Internet_20_Link">LeJOS EV3 framework</text:a><text:span text:style-name="T10"> version </text:span><text:span text:style-name="T7">v0.9.1beta.</text:span></text:p>
      <text:p text:style-name="P4"><text:span text:style-name="T13"/></text:p>
      <text:p text:style-name="P4"><text:span text:style-name="T13">T</text:span><text:span text:style-name="T10">he LEGO 2 LeJOS EV3 </text:span><text:span text:style-name="T8">L</text:span><text:span text:style-name="T10">ibrary </text:span><text:span text:style-name="T13">consists of</text:span><text:span text:style-name="T16"> the following Java packages:</text:span></text:p>
      <text:list xml:id="list2267337136" text:style-name="L1">
        <text:list-item>
          <text:p text:style-name="P11"><text:span text:style-name="T14">lego2lejosev3.pblocks</text:span> This is the package of the library classes. <text:span text:style-name="T22">You need this package for the Gripp3r project.</text:span></text:p>
        </text:list-item>
        <text:list-item>
          <text:p text:style-name="P12"><text:span text:style-name="T14">lego2lejosev3.logging</text:span> This package contains some helper classes to use the standard java.util.logging package to write <text:span text:style-name="T17">debug or error </text:span>messages into a log file. <text:span text:style-name="T22">You need this package for the Gripp3r project.</text:span></text:p>
        </text:list-item>
        <text:list-item>
          <text:p text:style-name="P12"><text:span text:style-name="T14">lego2lejosev3.</text:span><text:span text:style-name="T15">tests</text:span><text:span text:style-name="T2"> This package contains a few programs to test some features of the library. </text:span><text:span text:style-name="T3">You don’t need this package for the Gripp3r project.</text:span></text:p>
        </text:list-item>
      </text:list>
      <text:p text:style-name="P14"><text:span text:style-name="T2"/></text:p>
      <text:p text:style-name="P18"><text:soft-page-break/><text:span text:style-name="T2">The </text:span><text:span text:style-name="T3">Gripp3r Robot program is located in the </text:span><text:span text:style-name="T4">following Java package:</text:span></text:p>
      <text:list xml:id="list100127396278687" text:continue-numbering="true" text:style-name="L1">
        <text:list-item>
          <text:p text:style-name="P13"><text:span text:style-name="T14">Lego2lejosev3.robots.gripper</text:span><text:span text:style-name="T1"> This package contains the main programs of the four ‘missions’ of the LEGO Mindstorms Home Edition Gripp3r project.</text:span></text:p>
        </text:list-item>
      </text:list>
      <text:p text:style-name="P6"/>
      <text:p text:style-name="P17"><text:span text:style-name="T22">Please</text:span> copy the <text:span text:style-name="T22">following</text:span> <text:span text:style-name="T10">LEGO 2 LeJOS EV3 </text:span><text:span text:style-name="T8">L</text:span><text:span text:style-name="T10">ibrary </text:span>packages <text:span text:style-name="T14">lego2lejosev3.pblocks</text:span> and <text:span text:style-name="T14">lego2lejosev3.logging</text:span> into your project’<text:span text:style-name="T20">s source location</text:span>. <text:span text:style-name="T20">The LeJOS Eclipse Plugin will pack them together with your own sources and download the whole JAR file to the EV3 brick to run it.</text:span> </text:p>
      <text:p text:style-name="P15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5:52:13.438000000</meta:creation-date>
    <meta:generator>LibreOffice/6.0.7.3$Windows_X86_64 LibreOffice_project/dc89aa7a9eabfd848af146d5086077aeed2ae4a5</meta:generator>
    <meta:editing-cycles>16</meta:editing-cycles>
    <meta:editing-duration>PT2H15M1S</meta:editing-duration>
    <dc:date>2018-12-15T10:01:25.620000000</dc:date>
    <meta:document-statistic meta:table-count="0" meta:image-count="0" meta:object-count="0" meta:page-count="3" meta:paragraph-count="16" meta:word-count="369" meta:character-count="2504" meta:non-whitespace-character-count="2153"/>
  </office:meta>
</office:document-meta>
</file>